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11in" style:rel-column-width="1528*"/>
    </style:style>
    <style:style style:name="Table1.B" style:family="table-column">
      <style:table-column-properties style:column-width="5.6319in" style:rel-column-width="8110*"/>
    </style:style>
    <style:style style:name="Table2" style:family="table">
      <style:table-properties style:width="6.6931in" table:align="margins"/>
    </style:style>
    <style:style style:name="Table2.A" style:family="table-column">
      <style:table-column-properties style:column-width="0.8111in" style:rel-column-width="1168*"/>
    </style:style>
    <style:style style:name="Table2.B" style:family="table-column">
      <style:table-column-properties style:column-width="5.8819in" style:rel-column-width="84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8111in" style:rel-column-width="1168*"/>
    </style:style>
    <style:style style:name="Table3.B" style:family="table-column">
      <style:table-column-properties style:column-width="5.8819in" style:rel-column-width="84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1ea3f2" officeooo:paragraph-rsid="002ab98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2c9579" officeooo:paragraph-rsid="002c9579"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34613a" officeooo:paragraph-rsid="0034613a" style:font-size-asian="14pt" style:font-weight-asian="bold" style:font-size-complex="14pt" style:font-weight-complex="bold"/>
    </style:style>
    <style:style style:name="P4" style:family="paragraph" style:parent-style-name="Standard">
      <style:text-properties fo:font-size="13pt" officeooo:rsid="001c5f3c" officeooo:paragraph-rsid="001c5f3c" style:font-size-asian="13pt" style:font-size-complex="13pt"/>
    </style:style>
    <style:style style:name="P5" style:family="paragraph" style:parent-style-name="Standard">
      <style:paragraph-properties fo:text-align="justify" style:justify-single-word="false"/>
      <style:text-properties fo:font-size="13pt" officeooo:rsid="001c5f3c" officeooo:paragraph-rsid="001c5f3c" style:font-size-asian="13pt" style:font-size-complex="13pt"/>
    </style:style>
    <style:style style:name="P6" style:family="paragraph" style:parent-style-name="Standard">
      <style:paragraph-properties fo:text-align="justify" style:justify-single-word="false"/>
      <style:text-properties fo:font-size="13pt" officeooo:rsid="001c5f3c" officeooo:paragraph-rsid="002ab986" style:font-size-asian="13pt" style:font-size-complex="13pt"/>
    </style:style>
    <style:style style:name="P7" style:family="paragraph" style:parent-style-name="Standard">
      <style:paragraph-properties fo:text-align="justify" style:justify-single-word="false"/>
      <style:text-properties fo:font-size="13pt" officeooo:rsid="00205583" officeooo:paragraph-rsid="00234c8a" style:font-size-asian="13pt" style:font-size-complex="13pt"/>
    </style:style>
    <style:style style:name="P8" style:family="paragraph" style:parent-style-name="Standard">
      <style:paragraph-properties fo:text-align="justify" style:justify-single-word="false"/>
      <style:text-properties fo:font-size="13pt" officeooo:rsid="0025329d" officeooo:paragraph-rsid="0027c0a4" style:font-size-asian="13pt" style:font-size-complex="13pt"/>
    </style:style>
    <style:style style:name="P9" style:family="paragraph" style:parent-style-name="Standard">
      <style:paragraph-properties fo:text-align="justify" style:justify-single-word="false"/>
      <style:text-properties fo:font-size="13pt" officeooo:rsid="0027c0a4" officeooo:paragraph-rsid="0027c0a4" style:font-size-asian="13pt" style:font-size-complex="13pt"/>
    </style:style>
    <style:style style:name="P10" style:family="paragraph" style:parent-style-name="Standard">
      <style:paragraph-properties fo:text-align="justify" style:justify-single-word="false"/>
      <style:text-properties fo:font-size="13pt" fo:font-weight="normal" officeooo:rsid="002ab986" officeooo:paragraph-rsid="002ab986"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2bedae" officeooo:paragraph-rsid="002bedae"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c9579" officeooo:paragraph-rsid="002c9579"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d2d6a" officeooo:paragraph-rsid="002fbc2d"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312311" officeooo:paragraph-rsid="00312311" style:font-size-asian="11.3500003814697pt" style:font-weight-asian="normal" style:font-size-complex="13pt" style:font-weight-complex="normal"/>
    </style:style>
    <style:style style:name="P15" style:family="paragraph" style:parent-style-name="Standard">
      <style:paragraph-properties fo:text-align="center" style:justify-single-word="false"/>
      <style:text-properties fo:font-size="16pt" fo:font-weight="bold" officeooo:rsid="001c5f3c" officeooo:paragraph-rsid="001c5f3c" style:font-size-asian="14pt" style:font-weight-asian="bold" style:font-size-complex="16pt" style:font-weight-complex="bold"/>
    </style:style>
    <style:style style:name="P16" style:family="paragraph" style:parent-style-name="Standard">
      <style:paragraph-properties fo:text-align="center" style:justify-single-word="false"/>
      <style:text-properties fo:font-size="14pt" fo:font-weight="bold" officeooo:rsid="002c9579" officeooo:paragraph-rsid="002ab986"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3a5553" officeooo:paragraph-rsid="003a5553"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3d4fcc" officeooo:paragraph-rsid="003d4fcc"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3pt" fo:font-weight="normal" officeooo:rsid="0034613a" officeooo:paragraph-rsid="0034613a"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34613a" officeooo:paragraph-rsid="002c9579"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fo:font-size="13pt" fo:font-weight="normal" officeooo:rsid="0034613a" officeooo:paragraph-rsid="00375d9d"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3pt" fo:font-weight="normal" officeooo:rsid="002c9579" officeooo:paragraph-rsid="002bedae"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fo:font-size="13pt" fo:font-weight="normal" officeooo:rsid="002c9579" officeooo:paragraph-rsid="002c9579"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fo:font-weight="normal" officeooo:rsid="002fbc2d" officeooo:paragraph-rsid="002fbc2d" style:font-size-asian="13pt" style:font-weight-asian="normal" style:font-size-complex="13pt" style:font-weight-complex="normal"/>
    </style:style>
    <style:style style:name="P25" style:family="paragraph" style:parent-style-name="Standard">
      <style:paragraph-properties fo:text-align="justify" style:justify-single-word="false"/>
      <style:text-properties fo:font-size="13pt" fo:font-weight="normal" officeooo:rsid="002d2d6a" officeooo:paragraph-rsid="002d2d6a"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fo:font-size="13pt" fo:font-weight="normal" officeooo:rsid="00375d9d" officeooo:paragraph-rsid="00375d9d"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fo:font-size="13pt" fo:font-weight="normal" officeooo:rsid="003931df" officeooo:paragraph-rsid="003931df"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fo:font-size="13pt" fo:font-weight="normal" officeooo:rsid="00205583" officeooo:paragraph-rsid="003d4fcc"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fo:font-size="13pt" fo:font-weight="normal" officeooo:rsid="00375d9d" officeooo:paragraph-rsid="00375d9d" style:font-size-asian="11.3500003814697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normal" officeooo:rsid="00379028" officeooo:paragraph-rsid="00379028" style:font-size-asian="11.3500003814697pt" style:font-weight-asian="normal" style:font-size-complex="13pt" style:font-weight-complex="normal"/>
    </style:style>
    <style:style style:name="P31" style:family="paragraph" style:parent-style-name="Standard">
      <style:paragraph-properties fo:text-align="justify" style:justify-single-word="false"/>
      <style:text-properties fo:font-size="13pt" fo:font-weight="normal" officeooo:rsid="003a5553" officeooo:paragraph-rsid="003a5553" style:font-size-asian="11.3500003814697pt" style:font-weight-asian="normal" style:font-size-complex="13pt" style:font-weight-complex="normal"/>
    </style:style>
    <style:style style:name="P32" style:family="paragraph" style:parent-style-name="Standard">
      <style:paragraph-properties fo:text-align="justify" style:justify-single-word="false"/>
      <style:text-properties fo:font-size="13pt" fo:font-weight="normal" officeooo:rsid="003af300" officeooo:paragraph-rsid="003af300" style:font-size-asian="11.3500003814697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03af300" officeooo:paragraph-rsid="003d4fcc" style:font-size-asian="11.3500003814697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03d4fcc" officeooo:paragraph-rsid="003d4fcc" style:font-size-asian="11.3500003814697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03f446c" officeooo:paragraph-rsid="003f446c" style:font-size-asian="11.3500003814697pt" style:font-weight-asian="normal" style:font-size-complex="13pt" style:font-weight-complex="normal"/>
    </style:style>
    <style:style style:name="P36" style:family="paragraph" style:parent-style-name="Standard">
      <style:paragraph-properties fo:text-align="justify" style:justify-single-word="false"/>
      <style:text-properties fo:font-size="13pt" officeooo:rsid="00220bbc" officeooo:paragraph-rsid="00234c8a" style:font-size-asian="13pt" style:font-size-complex="13pt"/>
    </style:style>
    <style:style style:name="P37" style:family="paragraph" style:parent-style-name="Standard">
      <style:paragraph-properties fo:text-align="justify" style:justify-single-word="false"/>
      <style:text-properties fo:font-size="13pt" officeooo:rsid="001ea3f2" officeooo:paragraph-rsid="001ea3f2" style:font-size-asian="13pt" style:font-size-complex="13pt"/>
    </style:style>
    <style:style style:name="P38" style:family="paragraph" style:parent-style-name="Standard">
      <style:paragraph-properties fo:text-align="justify" style:justify-single-word="false"/>
      <style:text-properties fo:font-size="13pt" officeooo:rsid="003b8698" officeooo:paragraph-rsid="003b8698" style:font-size-asian="13pt" style:font-size-complex="13pt"/>
    </style:style>
    <style:style style:name="P39" style:family="paragraph" style:parent-style-name="Standard">
      <style:paragraph-properties fo:text-align="justify" style:justify-single-word="false"/>
      <style:text-properties fo:font-size="13pt" officeooo:rsid="0029a71e" officeooo:paragraph-rsid="0029a71e" style:font-size-asian="13pt" style:font-size-complex="13pt"/>
    </style:style>
    <style:style style:name="P40" style:family="paragraph" style:parent-style-name="Standard">
      <style:paragraph-properties fo:text-align="justify" style:justify-single-word="false"/>
      <style:text-properties fo:font-size="13pt" officeooo:rsid="00205583" officeooo:paragraph-rsid="003d4fcc" style:font-size-asian="13pt" style:font-size-complex="13pt"/>
    </style:style>
    <style:style style:name="P41" style:family="paragraph" style:parent-style-name="Standard">
      <style:paragraph-properties fo:text-align="justify" style:justify-single-word="false"/>
      <style:text-properties fo:font-size="13pt" officeooo:rsid="003d4fcc" officeooo:paragraph-rsid="003d4fcc" style:font-size-asian="13pt" style:font-size-complex="13pt"/>
    </style:style>
    <style:style style:name="P42" style:family="paragraph" style:parent-style-name="Standard">
      <style:paragraph-properties fo:text-align="justify" style:justify-single-word="false"/>
      <style:text-properties fo:font-size="13pt" officeooo:rsid="0040d1e0" officeooo:paragraph-rsid="0040d1e0" style:font-size-asian="13pt" style:font-size-complex="13pt"/>
    </style:style>
    <style:style style:name="P43" style:family="paragraph" style:parent-style-name="Standard">
      <style:paragraph-properties fo:text-align="justify" style:justify-single-word="false"/>
      <style:text-properties fo:color="#ce181e" fo:font-size="13pt" fo:font-weight="bold" officeooo:rsid="0034613a" officeooo:paragraph-rsid="00375d9d" style:font-size-asian="13pt" style:font-weight-asian="bold" style:font-size-complex="13pt" style:font-weight-complex="bold"/>
    </style:style>
    <style:style style:name="P44" style:family="paragraph" style:parent-style-name="Standard">
      <style:paragraph-properties fo:text-align="justify" style:justify-single-word="false"/>
      <style:text-properties fo:color="#ce181e" fo:font-size="13pt" fo:font-weight="bold" officeooo:rsid="00375d9d" officeooo:paragraph-rsid="00375d9d" style:font-size-asian="13pt" style:font-weight-asian="bold" style:font-size-complex="13pt" style:font-weight-complex="bold"/>
    </style:style>
    <style:style style:name="P45" style:family="paragraph" style:parent-style-name="Standard">
      <style:paragraph-properties fo:text-align="justify" style:justify-single-word="false"/>
      <style:text-properties style:font-name="DejaVu Sans Mono" fo:font-size="10pt" fo:font-weight="normal" officeooo:rsid="003f446c" officeooo:paragraph-rsid="003f446c" style:font-size-asian="10pt" style:font-weight-asian="normal" style:font-size-complex="10pt" style:font-weight-complex="normal"/>
    </style:style>
    <style:style style:name="P46" style:family="paragraph" style:parent-style-name="Table_20_Contents">
      <style:paragraph-properties fo:text-align="justify" style:justify-single-word="false"/>
      <style:text-properties fo:font-size="13pt" officeooo:rsid="003a5553" officeooo:paragraph-rsid="003a5553" style:font-size-asian="11.3500003814697pt" style:font-size-complex="13pt"/>
    </style:style>
    <style:style style:name="P47" style:family="paragraph" style:parent-style-name="Table_20_Contents">
      <style:paragraph-properties fo:text-align="justify" style:justify-single-word="false"/>
      <style:text-properties fo:font-size="13pt" officeooo:rsid="003af300" officeooo:paragraph-rsid="003af300" style:font-size-asian="11.3500003814697pt" style:font-size-complex="13pt"/>
    </style:style>
    <style:style style:name="T1" style:family="text">
      <style:text-properties officeooo:rsid="001ea3f2"/>
    </style:style>
    <style:style style:name="T2" style:family="text">
      <style:text-properties officeooo:rsid="00205583"/>
    </style:style>
    <style:style style:name="T3" style:family="text">
      <style:text-properties officeooo:rsid="00234c8a"/>
    </style:style>
    <style:style style:name="T4" style:family="text">
      <style:text-properties officeooo:rsid="002bedae"/>
    </style:style>
    <style:style style:name="T5" style:family="text">
      <style:text-properties style:font-size-asian="13pt"/>
    </style:style>
    <style:style style:name="T6" style:family="text">
      <style:text-properties officeooo:rsid="001c5f3c" style:font-size-asian="13pt"/>
    </style:style>
    <style:style style:name="T7" style:family="text">
      <style:text-properties officeooo:rsid="002c9579" style:font-size-asian="13pt"/>
    </style:style>
    <style:style style:name="T8" style:family="text">
      <style:text-properties officeooo:rsid="002d2d6a" style:font-size-asian="13pt"/>
    </style:style>
    <style:style style:name="T9" style:family="text">
      <style:text-properties officeooo:rsid="002fbc2d" style:font-size-asian="13pt"/>
    </style:style>
    <style:style style:name="T10" style:family="text">
      <style:text-properties officeooo:rsid="0032a793" style:font-size-asian="13pt"/>
    </style:style>
    <style:style style:name="T11" style:family="text">
      <style:text-properties officeooo:rsid="0034613a" style:font-size-asian="13pt"/>
    </style:style>
    <style:style style:name="T12" style:family="text">
      <style:text-properties officeooo:rsid="00365cd9" style:font-size-asian="13pt"/>
    </style:style>
    <style:style style:name="T13" style:family="text">
      <style:text-properties officeooo:rsid="00379028" style:font-size-asian="13pt"/>
    </style:style>
    <style:style style:name="T14" style:family="text">
      <style:text-properties officeooo:rsid="00365cd9"/>
    </style:style>
    <style:style style:name="T15" style:family="text">
      <style:text-properties officeooo:rsid="003a5553"/>
    </style:style>
    <style:style style:name="T16" style:family="text">
      <style:text-properties officeooo:rsid="003d4fcc"/>
    </style:style>
    <style:style style:name="T17" style:family="text">
      <style:text-properties officeooo:rsid="004276c5"/>
    </style:style>
    <style:style style:name="T18" style:family="text">
      <style:text-properties officeooo:rsid="0043e3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Текстовый терминал VT52</text:p>
      <text:p text:style-name="P4"/>
      <text:p text:style-name="P5">Этот проект является аппаратной реализацией текстового терминала, совместимого с терминалами DEC VT52 (и множеством его клонов), а также с 15ИЭ-00-013 (так называемый фрязинский дисплей). Его можно использовать вместо <text:s/>обычной связки компьютер+эмулятор терминала для работы с DEC-совместимыми ЭВМ (той же ДВК, например).</text:p>
      <text:p text:style-name="P5">Физически для отображения информации может использоваться любой монитор, имеющий порт VGA. Картинка выводится в разрешении 640*480, <text:span text:style-name="T14">60Гц</text:span>. Для ввода — обычная PS/2 клавиатура. Конечно, AT-клавиатура сильно отличается от оригинальной клавиатуры фирмы DEC, и уж тем более - от клавиатуры 15ввв-97-006, <text:span text:style-name="T1">используемой в 15ИЭ, но я постарался максимально использовать то, что есть — основная часть клавиш будет вводить именно то, что на них написано.</text:span></text:p>
      <text:p text:style-name="P5"/>
      <text:p text:style-name="P16">Поддерживаемые системы команд</text:p>
      <text:p text:style-name="P1"/>
      <text:p text:style-name="P10">Терминал поддерживает систему команд VT52, а также системы команд 1 и 2 <text:s/>терминала 15ИЭ (система команд 2 совпадает с VT52).</text:p>
      <text:p text:style-name="P10">Протокол VT52 реализован в полном объеме. Поддерживается режим Hold Screen, а также набор псевдографических символов. Все клавиши оригинального VT52 отображаются на совпадающие по расположению клави<text:span text:style-name="T4">ши PS/2-клавиатуры. Единственный режим, который не реализован — это управление принтером, подключенным к терминалу. В наше время этот режим <text:s/>не имеет <text:s/>практической пользы, но, при желании, легко реализуем.</text:span></text:p>
      <text:p text:style-name="P11">Протокол 15ИЭ (система команд 1) реализован почти полностью. Часть клавиш оригинальной клавиатуры <text:s/><text:span text:style-name="T6">15ввв-97-006 </text:span><text:span text:style-name="T5">реализовать не удалось — все же у клавиатуры PS/2 только один дополнительный блок клавиш, а не 2. Но, при желании, любой управляющий код можно ввести сочетанием ctrl+соответствующая буква. </text:span><text:span text:style-name="T7">Блочный р</text:span><text:span text:style-name="T5">ежим </text:span><text:span text:style-name="T7">(</text:span><text:span text:style-name="T5">передач</text:span><text:span text:style-name="T12">а</text:span><text:span text:style-name="T5"> </text:span><text:span text:style-name="T7">строки и страницы) не реализован в силу того, что применить его особо негде. Но при желании его нетрудно добавить. Также не реализован полудуплексный режим (локальное эхо) и поддержка принтера. </text:span></text:p>
      <text:p text:style-name="P14"><text:span text:style-name="T7">П</text:span><text:span text:style-name="T5">ереключение между протоколами можно делать вручную клавише<text:tab/>й F4, а также автоматически с помощью управляющих кодов.</text:span></text:p>
      <text:p text:style-name="P19">Также реализован автономный режим работы (локальная петля), когда вводимые с клавиатуры символы сразу передаются на экран, а обмен данными через интерфейс не производится. Режим включается клавишей F10. Он может быть использован для тестовых целей — проверки клавиатуры, например. Такой режим есть у всех существующих аппаратных терминалов.</text:p>
      <text:p text:style-name="P22"/>
      <text:p text:style-name="P2">Кодировка символов.</text:p>
      <text:p text:style-name="P23"/>
      <text:p text:style-name="P23">Терминал работает в 7-битном режиме. Формат кадра последовательного порта 8-битный (8-N-1), но старший бит байта игнорируется. Поддерживаются 2 набора кодировок символов — КОИ7 Н0/1, и КОИ7 Н2.</text:p>
      <text:p text:style-name="P12"><text:span text:style-name="T5">В режиме КОИ7 Н0 </text:span><text:span text:style-name="T9">(режим по умолчанию) </text:span><text:span text:style-name="T5">терминал работает со стандартной таблицей ASCII, в точности как оригинальный VT52. При этом отображаются малые и большие латинские буквы. Из </text:span><text:span text:style-name="T8">кодировки</text:span><text:span text:style-name="T5"> Н0 (LAT) можно переключиться в </text:span><text:span text:style-name="T8">кодировку</text:span><text:span text:style-name="T5"> Н1 (RUS), при этом терминал отображает малые русские буквы вместо </text:span><text:soft-page-break/><text:span text:style-name="T5">больших латинских, и большие русские вместо малых латинских. </text:span><text:span text:style-name="T8">На экране может отображаться смесь символов обоих кодировок. </text:span><text:span text:style-name="T5">Так работает терминал 15ИЭ. Переключение </text:span><text:span text:style-name="T8">между кодировками </text:span><text:span text:style-name="T5">производится управляющими кодами </text:span><text:span text:style-name="T8">016 и 017.</text:span></text:p>
      <text:p text:style-name="P13"><text:span text:style-name="T7">В </text:span><text:span text:style-name="T5">режиме КОИ7 Н2 терминал отображает только большие латинские и русские буквы, при этом русские буквы занимают место малых латинских стандартной таблицы ASCII. </text:span><text:span text:style-name="T9">Такой режим использовали терминалы, эксп</text:span><text:span text:style-name="T10">л</text:span><text:span text:style-name="T9">уатировавшиеся совместно с СМ ЭВМ, например СМ7209 или ВТА-2000-3. Терминал 15ИЭ также имел такой режим работы, задавашийся через один из битов служебной строки. П</text:span><text:span text:style-name="T5">ереключение </text:span><text:span text:style-name="T9">в этот режим и обрано в режим Н0/Н1</text:span><text:span text:style-name="T5"> производится клавишей F11.</text:span></text:p>
      <text:p text:style-name="P24">В режиме Н2 эксплуатация оригинальных ОС от DEC невозможна, ибо все сообщения выводятся в искаженном виде (знаменитое IНЖАЛИД ДЕЖИЦЕ). Но в этом режиме корректно будут работать адаптированные в СССР системы (РАФОС, например), а также многие написанные в те времена программы, использовавшие русский язык, к примеру, экранный редактор USED.</text:p>
      <text:p text:style-name="P27">Неотображаемые символы из диапазона 00-37, не распознанные терминалом как управляющие команды, отображаются на экране в виде символов латинского алфавита с кодом 100-137, мигающих с частотой около 3 Гц. Эта особенность <text:s/>отображения присутствует в терминалах СМ7<text:span text:style-name="T17">2</text:span>09 и 15ИЭ.</text:p>
      <text:p text:style-name="P25"/>
      <text:p text:style-name="P3">Формат экрана</text:p>
      <text:p text:style-name="P25"/>
      <text:p text:style-name="P19">Терминал работает в стандартном для всех таких терминалов разрешении 24 строки по 80 символов. Кроме этого, добавлен дополнительный режим в 38 строк по 80 символов. В этом режиме на экран влезает больше строк за счет уменьшения межстрочных промежутков, что удобно для просмотра больших объемов текста. Но в этом режиме некоторые управляющие команды могут работать некорректно, и, кроме того, далеко не все ОС поддерживают режим с нестандартным количеством строк. Переключение в режим 38 строк и обратно производится клавишей F12.</text:p>
      <text:p text:style-name="P12"><text:span text:style-name="T5">Самая верхняя строка экрана <text:s/>терминала — служебная строка. Вместо маловразумительных битовых полей терминала 15ИЭ в эту строку выводятся буквенные индикаторы режимо</text:span><text:span text:style-name="T11">в работы </text:span><text:span text:style-name="T13">красного цвета</text:span><text:span text:style-name="T11">:</text:span></text:p>
      <text:p text:style-name="P20"/>
      <table:table table:name="Table1" table:style-name="Table1">
        <table:table-column table:style-name="Table1.A"/>
        <table:table-column table:style-name="Table1.B"/>
        <table:table-row>
          <table:table-cell office:value-type="string">
            <text:p text:style-name="P43">VT52/15ИЭ</text:p>
          </table:table-cell>
          <table:table-cell office:value-type="string">
            <text:p text:style-name="P21">текущая система команд терминала.</text:p>
          </table:table-cell>
        </table:table-row>
        <table:table-row>
          <table:table-cell office:value-type="string">
            <text:p text:style-name="P43">LINE</text:p>
          </table:table-cell>
          <table:table-cell office:value-type="string">
            <text:p text:style-name="P21">режим связи с ЭВМ.</text:p>
          </table:table-cell>
        </table:table-row>
        <table:table-row>
          <table:table-cell office:value-type="string">
            <text:p text:style-name="P44">LOCAL</text:p>
          </table:table-cell>
          <table:table-cell office:value-type="string">
            <text:p text:style-name="P26">автономный режим (локальная петля)</text:p>
          </table:table-cell>
        </table:table-row>
        <table:table-row>
          <table:table-cell office:value-type="string">
            <text:p text:style-name="P43">CAPS</text:p>
          </table:table-cell>
          <table:table-cell office:value-type="string">
            <text:p text:style-name="P21">включен CAPS LOCK.</text:p>
          </table:table-cell>
        </table:table-row>
        <table:table-row>
          <table:table-cell office:value-type="string">
            <text:p text:style-name="P43">ALT</text:p>
          </table:table-cell>
          <table:table-cell office:value-type="string">
            <text:p text:style-name="P21">включен альтернативный режим дополнительной клавиатуры.</text:p>
          </table:table-cell>
        </table:table-row>
        <table:table-row>
          <table:table-cell office:value-type="string">
            <text:p text:style-name="P43">L38/L24</text:p>
          </table:table-cell>
          <table:table-cell office:value-type="string">
            <text:p text:style-name="P21">количество отображаемых строк</text:p>
          </table:table-cell>
        </table:table-row>
        <table:table-row>
          <table:table-cell office:value-type="string">
            <text:p text:style-name="P43">KOI7</text:p>
          </table:table-cell>
          <table:table-cell office:value-type="string">
            <text:p text:style-name="P21">включена кодировка КОИ7 Н2</text:p>
          </table:table-cell>
        </table:table-row>
        <table:table-row>
          <table:table-cell office:value-type="string">
            <text:p text:style-name="P43">LAT</text:p>
          </table:table-cell>
          <table:table-cell office:value-type="string">
            <text:p text:style-name="P21"><text:span text:style-name="T15">вклю</text:span>чена кодировка Н0</text:p>
          </table:table-cell>
        </table:table-row>
        <table:table-row>
          <table:table-cell office:value-type="string">
            <text:p text:style-name="P43">RUS</text:p>
          </table:table-cell>
          <table:table-cell office:value-type="string">
            <text:p text:style-name="P21">включена кодировка Н1</text:p>
          </table:table-cell>
        </table:table-row>
        <table:table-row>
          <table:table-cell office:value-type="string">
            <text:p text:style-name="P43">HOLD</text:p>
          </table:table-cell>
          <table:table-cell office:value-type="string">
            <text:p text:style-name="P21">включен режим HOLD SCREEN</text:p>
          </table:table-cell>
        </table:table-row>
        <table:table-row>
          <table:table-cell office:value-type="string">
            <text:p text:style-name="P43">WAIT</text:p>
          </table:table-cell>
          <table:table-cell office:value-type="string">
            <text:p text:style-name="P21">терминал ждет команды Scroll для продолжения вывода</text:p>
          </table:table-cell>
        </table:table-row>
        <table:table-row>
          <table:table-cell office:value-type="string">
            <text:p text:style-name="P43">MUTE</text:p>
          </table:table-cell>
          <table:table-cell office:value-type="string">
            <text:p text:style-name="P21">звуковой сигнал отключен.</text:p>
          </table:table-cell>
        </table:table-row>
      </table:table>
      <text:p text:style-name="P10"/>
      <text:p text:style-name="P29">У правого края служебной строки отображается текущая скорость последовательного интерфейса, а также время, прошедшее с момента включения дисплея (как в 15ИЭ). </text:p>
      <text:p text:style-name="P30"><text:soft-page-break/>Вторая строка экрана — это разделительная черта синего цвета, отделяющая служебную строку от пользовательского экрана. Со строки 3 начинается собственно экран терминала. <text:span text:style-name="T15">Пользовательские данные выводятся зеленым цветом.</text:span></text:p>
      <text:p text:style-name="P30">Терминал поддерживает 2 типа курсора — подчеркивание и блок размером со знакоместо. Форма курсора переключается клавишей F8. В случае блочного курсора символ, над которым он стоит, отображается инвертированным. Также курсор может быть мигающим или немигающим, этот режим переключается клавишей F7. </text:p>
      <text:p text:style-name="P31">Курсор отображается желтым цветом.</text:p>
      <text:p text:style-name="P31"/>
      <text:p text:style-name="P17">Клавиатура.</text:p>
      <text:p text:style-name="P31"/>
      <text:p text:style-name="P31">Алфавитно-цифровое поле клавиатуры используется для ввода букв, цифр и символов. Раскладка букв <text:span text:style-name="T18">и символов</text:span> во всех режимах примерно соответствует стандартной раскладке АТ-клавиатуры <text:span text:style-name="T18">(qwerty/йцукен)</text:span> с небольльшими отличиями, которые легко выявить оптыным путем (лень рисовать картинку с раскладкой). </text:p>
      <text:p text:style-name="P31">Поле цифровой дополнительной клавиатуры используется в точности так же, как в оригинальном VT52 — в стандартном режиме вводятся цифры, в альтернативном — управляющие коды. Клавиши - и + соответствуют стрелкам вверх-вниз. Клавиши Numlock, /, * соответствуют кодам PF1, PF2 и PF3 стандартной клавиатуры VT52 (и расположены в тех же местах). Отсутствующие клавиши влево-вправо перенесены на поле управления курсором, там же продублированы стрелки вверх-вниз.</text:p>
      <text:p text:style-name="P31">Управляющие клавиши АТ-клавиатуры имеют следующие значения:</text:p>
      <text:p text:style-name="P31"/>
      <table:table table:name="Table2" table:style-name="Table2">
        <table:table-column table:style-name="Table2.A"/>
        <table:table-column table:style-name="Table2.B"/>
        <table:table-row>
          <table:table-cell table:style-name="Table2.A1" office:value-type="string">
            <text:p text:style-name="P46">F4</text:p>
          </table:table-cell>
          <table:table-cell table:style-name="Table2.B1" office:value-type="string">
            <text:p text:style-name="P46">Переключение системы команд VT52/15ИЭ</text:p>
          </table:table-cell>
        </table:table-row>
        <table:table-row>
          <table:table-cell table:style-name="Table2.A2" office:value-type="string">
            <text:p text:style-name="P46">F5</text:p>
          </table:table-cell>
          <table:table-cell table:style-name="Table2.B2" office:value-type="string">
            <text:p text:style-name="P46">Уменьшение на одну ступень скорости последовательного интерфейса</text:p>
          </table:table-cell>
        </table:table-row>
        <table:table-row>
          <table:table-cell table:style-name="Table2.A2" office:value-type="string">
            <text:p text:style-name="P46">F6</text:p>
          </table:table-cell>
          <table:table-cell table:style-name="Table2.B2" office:value-type="string">
            <text:p text:style-name="P46">Увеличение на одну ступень скорости последовательного интерфейса</text:p>
          </table:table-cell>
        </table:table-row>
        <table:table-row>
          <table:table-cell table:style-name="Table2.A2" office:value-type="string">
            <text:p text:style-name="P46">F7</text:p>
          </table:table-cell>
          <table:table-cell table:style-name="Table2.B2" office:value-type="string">
            <text:p text:style-name="P46">Переключение формы курсора - блок/подчеркивание</text:p>
          </table:table-cell>
        </table:table-row>
        <table:table-row>
          <table:table-cell table:style-name="Table2.A2" office:value-type="string">
            <text:p text:style-name="P46">F8</text:p>
          </table:table-cell>
          <table:table-cell table:style-name="Table2.B2" office:value-type="string">
            <text:p text:style-name="P46">Включение-отключение мигания курсора</text:p>
          </table:table-cell>
        </table:table-row>
        <table:table-row>
          <table:table-cell table:style-name="Table2.A2" office:value-type="string">
            <text:p text:style-name="P46">F9</text:p>
          </table:table-cell>
          <table:table-cell table:style-name="Table2.B2" office:value-type="string">
            <text:p text:style-name="P46">Отключение-включение звукового сигнала.</text:p>
          </table:table-cell>
        </table:table-row>
        <table:table-row>
          <table:table-cell table:style-name="Table2.A2" office:value-type="string">
            <text:p text:style-name="P46">F10</text:p>
          </table:table-cell>
          <table:table-cell table:style-name="Table2.B2" office:value-type="string">
            <text:p text:style-name="P47">Переключение режимов Line (связь с ЭВМ)/Local (автономный режим)</text:p>
          </table:table-cell>
        </table:table-row>
        <table:table-row>
          <table:table-cell table:style-name="Table2.A2" office:value-type="string">
            <text:p text:style-name="P46">F11</text:p>
          </table:table-cell>
          <table:table-cell table:style-name="Table2.B2" office:value-type="string">
            <text:p text:style-name="P47">Включение/отключение кодировки КОИ7 Н2 (все большие буквы)</text:p>
          </table:table-cell>
        </table:table-row>
        <table:table-row>
          <table:table-cell table:style-name="Table2.A2" office:value-type="string">
            <text:p text:style-name="P46">F12</text:p>
          </table:table-cell>
          <table:table-cell table:style-name="Table2.B2" office:value-type="string">
            <text:p text:style-name="P47">Переключение режима 24/38 строк</text:p>
          </table:table-cell>
        </table:table-row>
        <table:table-row>
          <table:table-cell table:style-name="Table2.A2" office:value-type="string">
            <text:p text:style-name="P47">L-ALT</text:p>
          </table:table-cell>
          <table:table-cell table:style-name="Table2.B2" office:value-type="string">
            <text:p text:style-name="P47">Переключение кодировки RUS (Н1) / LAT (Н0)</text:p>
          </table:table-cell>
        </table:table-row>
        <table:table-row>
          <table:table-cell table:style-name="Table2.A2" office:value-type="string">
            <text:p text:style-name="P47">R-ALT</text:p>
          </table:table-cell>
          <table:table-cell table:style-name="Table2.B2" office:value-type="string">
            <text:p text:style-name="P47">Ввод кода LF (ПС) — переход на новую строку</text:p>
          </table:table-cell>
        </table:table-row>
        <table:table-row>
          <table:table-cell table:style-name="Table2.A2" office:value-type="string">
            <text:p text:style-name="P47">Scrollock </text:p>
          </table:table-cell>
          <table:table-cell table:style-name="Table2.B2" office:value-type="string">
            <text:p text:style-name="P47">Вывод следующей строки в режиме HoldScreen (с shift - вывод страницы)</text:p>
          </table:table-cell>
        </table:table-row>
      </table:table>
      <text:p text:style-name="P31"/>
      <text:p text:style-name="P32">В системе команд 15ИЭ также доступны следующие клавиши:</text:p>
      <table:table table:name="Table3" table:style-name="Table3">
        <table:table-column table:style-name="Table3.A"/>
        <table:table-column table:style-name="Table3.B"/>
        <table:table-row>
          <table:table-cell table:style-name="Table3.A1" office:value-type="string">
            <text:p text:style-name="P47">PgDn</text:p>
          </table:table-cell>
          <table:table-cell table:style-name="Table3.B1" office:value-type="string">
            <text:p text:style-name="P47">Сдвиг текста вниз</text:p>
          </table:table-cell>
        </table:table-row>
        <table:table-row>
          <table:table-cell table:style-name="Table3.A2" office:value-type="string">
            <text:p text:style-name="P47">PgUp</text:p>
          </table:table-cell>
          <table:table-cell table:style-name="Table3.B2" office:value-type="string">
            <text:p text:style-name="P47">Сдвиг текста вверх</text:p>
          </table:table-cell>
        </table:table-row>
        <table:table-row>
          <table:table-cell table:style-name="Table3.A2" office:value-type="string">
            <text:p text:style-name="P47">Home</text:p>
          </table:table-cell>
          <table:table-cell table:style-name="Table3.B2" office:value-type="string">
            <text:p text:style-name="P47">Установка курсора в начало экрана</text:p>
          </table:table-cell>
        </table:table-row>
        <table:table-row>
          <table:table-cell table:style-name="Table3.A2" office:value-type="string">
            <text:p text:style-name="P47">Ins</text:p>
          </table:table-cell>
          <table:table-cell table:style-name="Table3.B2" office:value-type="string">
            <text:p text:style-name="P47">Размыкание строки</text:p>
          </table:table-cell>
        </table:table-row>
        <table:table-row>
          <table:table-cell table:style-name="Table3.A2" office:value-type="string">
            <text:p text:style-name="P47">Del </text:p>
          </table:table-cell>
          <table:table-cell table:style-name="Table3.B2" office:value-type="string">
            <text:p text:style-name="P47">Смыкание строки</text:p>
          </table:table-cell>
        </table:table-row>
      </table:table>
      <text:p text:style-name="P18"><text:soft-page-break/>Шрифт.</text:p>
      <text:p text:style-name="P41"/>
      <text:p text:style-name="P41">Терминал отображает знакоместа формата 8*12 (в отличие от древних терминалов, использовавших матрицу 8*8).</text:p>
      <text:p text:style-name="P41">В схему терминала входит модуль ROM размером 4К (созданный в статической памяти FPGA) с образом шрифта знакогенератора. <text:s/>Исходные образы шрифта лежат в vt52-firmware/font/font-*.bin. Раскладка кодов символов внутри файла шрифта:</text:p>
      <text:p text:style-name="P41"/>
      <text:p text:style-name="P41">00-1f <text:s/>(000-037) <text:s/>большие латинские буквы (для индикации управляющих кодов)</text:p>
      <text:p text:style-name="P41">20-3f <text:s/>(040-077) <text:s/>цифры и обычные символы</text:p>
      <text:p text:style-name="P41">40-5f <text:s/>(100-137) <text:s/>большие латинские буквы</text:p>
      <text:p text:style-name="P41">60-7f <text:s/>(140-177) <text:s/>малые латинские буквы</text:p>
      <text:p text:style-name="P41">80-9f <text:s/>(200-237) <text:s/>псевдографика</text:p>
      <text:p text:style-name="P41">a0-bf <text:s/>(240-277) <text:s/>не используется</text:p>
      <text:p text:style-name="P41">c0-df <text:s/>(300-337) <text:s/>малые русские буквы</text:p>
      <text:p text:style-name="P41">e0-ff <text:s/>(340-377) <text:s/>большие русские буквы</text:p>
      <text:p text:style-name="P28"/>
      <text:p text:style-name="P33"><text:span text:style-name="T16">К проекту приложены 2 шрифтовых файла. </text:span></text:p>
      <text:p text:style-name="P33"><text:span text:style-name="T16">font-main.bin — основной шрифт 8*12, в основном выдранный из какого-то древнего досовского русификатора. Большинство линий символов имеет толщину в 2 пикселя, и шрифт смотрится вполне достойно на современных TFT-мониторах.</text:span></text:p>
      <text:p text:style-name="P34">font-ksm.bin — шрифт 8*8, выдранный из знакогенератора платы КСМ (терминал 15ИЭ использует такой же шрифт). При использовании этого шрифта экран выглядит в точности таким же, как экран терминала 15ИЭ. Этот шрифт я приложил для ностальгирующих по старым временам, а также для наглядного сравнения убогих и корявых древних шрифтов с современными.</text:p>
      <text:p text:style-name="P35">Также в каталоге vt52-firmware/font лежат некоторые утилиты для обработки шрифтовых файлов:</text:p>
      <text:p text:style-name="P35"/>
      <text:p text:style-name="P35">font2mif — преобразователь файл шрифта (bin) в формат mif для загрузки в FPGA.</text:p>
      <text:p text:style-name="P35">fontlist — выводит на экран изображения всех шрифтов указанного bin-файла</text:p>
      <text:p text:style-name="P35">fontextract — извлекает шрифт указанного или всех символов из bin-файла</text:p>
      <text:p text:style-name="P35">fontreplace — заменяет указанный символ в bin-файле.</text:p>
      <text:p text:style-name="P35"/>
      <text:p text:style-name="P35">Извлеченный из двоичного файла образ символа представляет собой текстовый прямоугольник размеров 8*12 знаков, в котором пикселя, формирующие изображение, обозначаются символом O, остальные — точкой:</text:p>
      <text:p text:style-name="P35"/>
      <text:p text:style-name="P45">..OOO...</text:p>
      <text:p text:style-name="P45">.OO.OO..</text:p>
      <text:p text:style-name="P45">OO...OO.</text:p>
      <text:p text:style-name="P45">OO...OO.</text:p>
      <text:p text:style-name="P45">OO...OO.</text:p>
      <text:p text:style-name="P45">OOOOOOO.</text:p>
      <text:p text:style-name="P45">OO...OO.</text:p>
      <text:p text:style-name="P45">OO...OO.</text:p>
      <text:p text:style-name="P45">OO...OO.</text:p>
      <text:p text:style-name="P45">........</text:p>
      <text:p text:style-name="P45">........ <text:s/></text:p>
      <text:p text:style-name="P45"/>
      <text:p text:style-name="P35"><text:soft-page-break/>Такая форма удобна для редактирования изображения символа. 2 нижние строки лучше не использовать для размещения изображения, поскольку на этих строках размещается курсор в режиме подчеркивания.</text:p>
      <text:p text:style-name="P10"/>
      <text:p text:style-name="P1">Аппаратная реализация</text:p>
      <text:p text:style-name="P6"/>
      <text:p text:style-name="P37">Терминал разрабатывался на fpga серии Cyclone 4 фирмы Altera (теперь, к сожалению, Intel). <text:span text:style-name="T2">Он занимает около 2000 логических ячеек и 21 Кбайт внутренней памяти FPGA. Поэтому для его сборки можно использовать <text:s/>самую младшую микросхему серии Cyclone 4 — EP4CE6. Кроме собственно FPGA минимально нужен кварцевый генератор тактовой частоты на 50 МГц, разъем VGA, разъем PS/2, а также преобразователь 3.3v TTL-уровней сигналов последовательного порта Rx и Tx для согласования <text:s/>с оборудованием, к которому подключается терминал — обычно это или RS232, или токовая петля 20ма.</text:span></text:p>
      <text:p text:style-name="P7">Самый простой способ запустить терминал — это купить простейшую китайскую отладочную плату на EP4CE6 (их навалом на aliexpress за копейки). <text:span text:style-name="T3">Наличие на плате DRAM, LED дисплея, IR-порта и прочей периферии не требуется — достаточно наличия самой микросхемы FPGA, флешки конфигурационной памяти и тактового генератора. </text:span><text:s/>Большинство плат имеют <text:s/>тактовую частоту <text:span text:style-name="T3">50 МГц, и именно на эту частоту рассчитан проект</text:span>. Если частота другая — плату тоже можно использовать, но придется подключть мегафункцию PLL для получения 50 МГц. </text:p>
      <text:p text:style-name="P36">Еще проще купить плату, на которой уже есть VGA, PS/2, RS-232 — такая плата стоит <text:s/>подороже, но паять вообще ничего не придется, достаточно в Assignment Editor квартуса сопоставить порты с соответствующими выводами fpga согласно спецификации платы, собрать прошивку, и залить ее в конфигурационную память платы.</text:p>
      <text:p text:style-name="P8">Проект состоит из 2 частей: модуля vt52, реализующего все функции терминала, а также корневого модуля-оболочки terminal, предназначенного для согласования терминального модуля с конкретной платой. Оболочка содержит в себе формирователь сигнала начального сброса, а также формирователь цветовых сигналов VGA. </text:p>
      <text:p text:style-name="P8">Поскольку проект не поддерживает управление яркостью, то из модуля vt52 выходят однобитовые сигналы vgared, vgagreen, vgablue. Их можно прямо подавать на ножки разъема VGA (через резистор около 300 ом). Если же на плате установлен ЦАП для формирования цветов <text:span text:style-name="T18">разной яркости</text:span>, то однобитовые сигналы надо преобразовать в константу нужной разрядности, значение которой, подаваемое на вход ЦАП, определяет яркость конкретного цвета. Пример такого преобразователя имеется в модуле terminal.v.</text:p>
      <text:p text:style-name="P9">Терминальный модуль умеет управлять звуковым сигналом через порт buzzer. <text:s/>Сигнал принимает значение 1, когда надо включить звук. Его можно прямо подавать на пъезопищалку со встроенным генератором звука. Либо создать в модуле terminal таймер/делитель на частоту около 400 Гц и использовать его для генерации звука. Или вообще обойтись без звука, не особо он и нужен.</text:p>
      <text:p text:style-name="P39">Кроме создания законченного терминала, модуль vt52 можно использовать для встраивания в другие проекты, которым нужен терминал. Например, у меня он встроен в FPGA-версию платы МС1201.02, при этом весь проект вполне помещается все в ту же EP4CE6. Получилась полноценная одноплатная ЭВМ ДВК-3. Для облегчения согласования скоростей последовательных портов из модуля vt52 выходит <text:soft-page-break/>наружу шина vtspeed, на которую модуль выводит индекс текущей скорости своего последовательного порта (от 000 — 1200 до 111 — 115200). Эту информацию можно использовать для настройки скорости внешнего контроллера UART, сопряженного с терминалом.</text:p>
      <text:p text:style-name="P38">Терминал построен на основе процессора КР1801ВМ2 (используется Wishbone вариант от уважаемого Vslav). В конфигурацию входит модуль статической RAM размеров 8К <text:span text:style-name="T16">(созданный с помощью мегафункции altsyncram)</text:span>, в котором размещена управляющая программа, исходный текст которой лежит в vt52-firmware/terminal.mac. Там же размещен кроссассемблер macro11 (из пакета поддержки эмулятора simh, насколько я помню), а также написанный мной преобразователь объектных модулей RT-11 в абсолютный бинарный файл (такой типа компоновщик). Компиляцию программы можно осуществить, используя скрипт compile.sh. Результатом работы скрипта будет файл формата mif, пригодный для загрузки в память FPGA.</text:p>
      <text:p text:style-name="P38"/>
      <text:p text:style-name="P42">Поскольку проект не использует каких-либо аппаратных особенностей серии Cyclone 4, его при желании можно портировать на многие другие типы FPGA, даже необязательно фирмы Altera. Единственной проблемой являются 2 мегафункции altsyncram, формирующих ОЗУ программ и ПЗУ знакогенератора. Их придется делать под конкретную микросхему.</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11:26:19.930807399</meta:creation-date>
    <dc:date>2020-11-05T20:36:53.315851562</dc:date>
    <meta:editing-duration>PT2H56M27S</meta:editing-duration>
    <meta:editing-cycles>20</meta:editing-cycles>
    <meta:generator>LibreOffice/6.0.7.3$Linux_X86_64 LibreOffice_project/00m0$Build-3</meta:generator>
    <meta:document-statistic meta:table-count="3" meta:image-count="0" meta:object-count="0" meta:page-count="6" meta:paragraph-count="127" meta:word-count="1870" meta:character-count="13918" meta:non-whitespace-character-count="12107"/>
  </office:meta>
</office:document-meta>
</file>